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2" style:family="paragraph" style:parent-style-name="Standard" style:master-page-name="">
      <style:paragraph-properties fo:margin-left="2.487cm" fo:margin-right="0cm" fo:text-indent="-2.487cm" style:auto-text-indent="false" style:page-number="auto"/>
    </style:style>
    <style:style style:name="P3" style:family="paragraph" style:parent-style-name="Standard" style:master-page-name="">
      <style:paragraph-properties fo:margin-left="2.461cm" fo:margin-right="0cm" fo:text-indent="-2.487cm" style:auto-text-indent="false" style:page-number="auto"/>
    </style:style>
    <style:style style:name="P4" style:family="paragraph" style:parent-style-name="Standard">
      <style:paragraph-properties fo:margin-left="2.461cm" fo:margin-right="0cm" fo:text-indent="-2.487cm" style:auto-text-indent="false"/>
    </style:style>
    <style:style style:name="P5" style:family="paragraph" style:parent-style-name="Standard" style:master-page-name="">
      <style:paragraph-properties fo:margin-left="2.514cm" fo:margin-right="0cm" fo:text-indent="-2.514cm" style:auto-text-indent="false" style:page-number="auto"/>
    </style:style>
    <style:style style:name="P6" style:family="paragraph" style:parent-style-name="Standard">
      <style:paragraph-properties fo:margin-left="2.514cm" fo:margin-right="0cm" fo:text-indent="-2.514cm" style:auto-text-indent="false"/>
    </style:style>
    <style:style style:name="P7" style:family="paragraph" style:parent-style-name="Standard">
      <style:paragraph-properties fo:margin-left="2.514cm" fo:margin-right="0cm" fo:text-indent="-2.514cm" style:auto-text-indent="false">
        <style:tab-stops>
          <style:tab-stop style:position="5.001cm"/>
        </style:tab-stops>
      </style:paragraph-properties>
    </style:style>
    <style:style style:name="P8" style:family="paragraph" style:parent-style-name="Standard">
      <style:paragraph-properties fo:margin-left="2.514cm" fo:margin-right="0cm" fo:text-indent="-2.514cm" style:auto-text-indent="false" fo:break-before="page">
        <style:tab-stops>
          <style:tab-stop style:position="5.001cm"/>
        </style:tab-stops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5.001cm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E Address Map (Dunc's Machine).</text:p>
      <text:p text:style-name="Standard"/>
      <text:p text:style-name="P3">E7<text:tab/>TOE_MemptrLo</text:p>
      <text:p text:style-name="P4"/>
      <text:p text:style-name="P4">E8<text:tab/>TOE_MemptrHi</text:p>
      <text:p text:style-name="P4"/>
      <text:p text:style-name="P4"><text:tab/>Together, zero page variables form a 16 bit address used by assorted functions in the ToE firmware.</text:p>
      <text:p text:style-name="P4"/>
      <text:p text:style-name="P4">5E0<text:tab/>MON_sysvars system variable. <text:s/>This is the Output options bit-field. <text:s/>Bits are set according to which service is enabled.</text:p>
      <text:p text:style-name="P4"/>
      <text:p text:style-name="P4"><text:tab/>Bit 0 controls ACIA output</text:p>
      <text:p text:style-name="P4"><text:tab/>Bit 1 controls the ANSI output</text:p>
      <text:p text:style-name="P4"><text:tab/>Bit 2 controls the TPB Centronics output.</text:p>
      <text:p text:style-name="Standard"/>
      <text:p text:style-name="P2">5E1<text:tab/>os_infilt system variable. <text:s/>This controls whether or not to filter out line feed characters or not ($A).</text:p>
      <text:p text:style-name="Standard"/>
      <text:p text:style-name="Standard"/>
      <text:p text:style-name="Standard">C000-C00F<text:tab/>ANSI Video card's 6522 VIA (agreed standard location)</text:p>
      <text:p text:style-name="Standard"/>
      <text:p text:style-name="Standard">C010-C013<text:tab/>65C51 Serial Port (as coded in ROM for keyboard currently)</text:p>
      <text:p text:style-name="Standard"/>
      <text:p text:style-name="Standard">C014-C017<text:tab/>65c51 Serial Port 2 (general purpose serial port)</text:p>
      <text:p text:style-name="Standard"/>
      <text:p text:style-name="Standard">C020-C02F<text:tab/>TPB IO Bus Card VIA (with currently committed ROM firmware)</text:p>
      <text:p text:style-name="Standard"/>
      <text:p text:style-name="Standard">C030-C038<text:tab/>SCC2691 UART Serial Card (not currently fitted)</text:p>
      <text:p text:style-name="Standard"/>
      <text:p text:style-name="Standard">C040-C04F<text:tab/>6522 VIA card (when fitted)</text:p>
      <text:p text:style-name="Standard"/>
      <text:p text:style-name="Standard">C0E0-C0EF<text:tab/>6522 VIA for V3 Sound Card. <text:s/>(agreed standard location at present)</text:p>
      <text:p text:style-name="Standard"/>
      <text:p text:style-name="Standard">C0FC-C0FD<text:tab/>AY-3-8912A Sound Card (agreed standard location. Not fitted)</text:p>
      <text:p text:style-name="Standard"/>
      <text:p text:style-name="P5">C0FF<text:tab/>Bank Register (Fixed Location, write only)</text:p>
      <text:p text:style-name="P6"/>
      <text:p text:style-name="P6"><text:tab/>Page selection bits by bank:</text:p>
      <text:p text:style-name="P6"/>
      <text:p text:style-name="P6"><text:tab/>xxxx1234</text:p>
      <text:p text:style-name="P6"/>
      <text:p text:style-name="P6"><text:tab/>NOTE:- <text:s/>Don't page the ROM from EhBASIC whilst interrupts are being run as the system will crash!</text:p>
      <text:p text:style-name="P8">FF90<text:tab/>ANSI_init_vec<text:tab/>Initialises the ANSI card.</text:p>
      <text:p text:style-name="P7"/>
      <text:p text:style-name="P7">FF93<text:tab/>ANSI_write_vec<text:tab/><text:tab/>Writes the contents of the A register to the ANSI card.</text:p>
      <text:p text:style-name="P7"><text:s text:c="2"/></text:p>
      <text:p text:style-name="P7">FF96<text:tab/>TPB_init_vec<text:tab/>Initialises the Tower Peripheral Bus card.</text:p>
      <text:p text:style-name="P7"/>
      <text:p text:style-name="P7">FF99<text:tab/>TPB_LPT_write_vec<text:tab/>Writes the contents of the A register to the LPT port.</text:p>
      <text:p text:style-name="P7"/>
      <text:p text:style-name="P7">FF9C<text:tab/>TPB_tx_byte_vec<text:tab/>Transmits the contents of the A register to the TPB bus.</text:p>
      <text:p text:style-name="P7"/>
      <text:p text:style-name="P7">FF9F<text:tab/>TPB_tx_block_vec<text:tab/>Transmits the contents of TPB_BUS_blk_st for <text:tab/>TPB_BUS_blk_len bytes.</text:p>
      <text:p text:style-name="P7"/>
      <text:p text:style-name="P7">FFA2<text:tab/>TPB_ATN_handler_vec<text:tab/></text:p>
      <text:p text:style-name="P7"/>
      <text:p text:style-name="P7">FFA5<text:tab/>TPB_rx_byte_vec <text:s/></text:p>
      <text:p text:style-name="P7"/>
      <text:p text:style-name="P7">FFA8<text:tab/>TPB_rx_block_vec</text:p>
      <text:p text:style-name="P7"/>
      <text:p text:style-name="P7">FFAB<text:tab/>TPB_Dev_Presence_vec</text:p>
      <text:p text:style-name="P7"/>
      <text:p text:style-name="P7">FFAE<text:tab/>TPB_Req_Dev_Type_vec</text:p>
      <text:p text:style-name="P7"/>
      <text:p text:style-name="P7">FFB1<text:tab/>TPB_dev_select_vec</text:p>
      <text:p text:style-name="P7"/>
      <text:p text:style-name="P7">FFB4<text:tab/>TPB_Ctrl_Blk_Wr_vec</text:p>
      <text:p text:style-name="P7"/>
      <text:p text:style-name="P7">FFB7<text:tab/>TPB_Ctrl_Blk_Rd_vec</text:p>
      <text:p text:style-name="P7"/>
      <text:p text:style-name="P7">FFBA<text:tab/>TAPE_Leader_vec</text:p>
      <text:p text:style-name="P7"/>
      <text:p text:style-name="P7">FFBD<text:tab/>TAPE_BlockOut_vec</text:p>
      <text:p text:style-name="P7"/>
      <text:p text:style-name="P7">FFC0<text:tab/>TAPE_ByteOut_vec</text:p>
      <text:p text:style-name="P7"/>
      <text:p text:style-name="P7">FFC3<text:tab/>TAPE_BlockIn_vec</text:p>
      <text:p text:style-name="P7"/>
      <text:p text:style-name="P7">FFC6<text:tab/>TAPE_ByteIn</text:p>
      <text:p text:style-name="P7"/>
      <text:p text:style-name="P7">FFC9<text:tab/>TAPE_init_vec</text:p>
      <text:p text:style-name="P7"/>
      <text:p text:style-name="P7">FFCC<text:tab/>TAPE_SAVE_BASIC_vec <text:s/></text:p>
      <text:p text:style-name="P7"/>
      <text:p text:style-name="P7">FFCF<text:tab/>TAPE_LOAD_BASIC_vec <text:s/></text:p>
      <text:p text:style-name="P9"><text:s text:c="2"/></text:p>
      <text:p text:style-name="P7">FFD1<text:tab/>TOE_PrintStr_v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ncan Gunn</meta:initial-creator>
    <meta:creation-date>2016-09-25T13:34:29.71</meta:creation-date>
    <dc:date>2021-03-19T15:23:07</dc:date>
    <dc:creator>Duncan Gunn</dc:creator>
    <meta:editing-duration>PT5H32M16S</meta:editing-duration>
    <meta:editing-cycles>22</meta:editing-cycles>
    <meta:generator>OpenOffice/4.1.7$Unix OpenOffice.org_project/417m1$Build-9800</meta:generator>
    <meta:printed-by>Duncan Gunn</meta:printed-by>
    <meta:print-date>2021-01-24T13:12:49</meta:print-date>
    <meta:document-statistic meta:table-count="0" meta:image-count="0" meta:object-count="0" meta:page-count="2" meta:paragraph-count="46" meta:word-count="283" meta:character-count="1986"/>
  </office:meta>
</office:document-meta>
</file>